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UKai CN1" svg:font-family="'AR PL UKai CN'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65cm" fo:min-width="5.2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75cm" fo:min-width="1.8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55cm" fo:min-width="4.7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55cm" fo:min-width="5.8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75cm" fo:min-width="2.3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95cm" fo:min-width="2.5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2.95cm" fo:min-width="8.4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7cm" svg:height="2.9cm" svg:x="7.401cm" svg:y="1.2cm">
          <text:p text:style-name="P1">Keyboard Input</text:p>
          <text:p text:style-name="P1">Accident Location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7cm" svg:height="4cm" svg:x="7.901cm" svg:y="5.5cm">
          <text:p text:style-name="P1">Location is </text:p>
          <text:p text:style-name="P1">Vali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7.901cm" svg:y1="7.5cm" svg:x2="7.401cm" svg:y2="2.65cm" draw:start-shape="id1" draw:start-glue-point="5" draw:end-shape="id2" svg:d="M7901 7500h-1001v-4850h501" svg:viewBox="0 0 1002 4851">
          <text:p text:style-name="P1">No</text:p>
        </draw:connector>
        <draw:connector draw:style-name="gr4" draw:text-style-name="P1" draw:layer="layout" svg:x1="10.251cm" svg:y1="5.5cm" svg:x2="10.251cm" svg:y2="4.1cm" draw:start-shape="id1" draw:start-glue-point="4" draw:end-shape="id2" draw:end-glue-point="2" svg:d="M10251 5500v-1400" svg:viewBox="0 0 1 1401">
          <text:p/>
        </draw:connector>
        <draw:custom-shape draw:style-name="gr5" draw:text-style-name="P2" xml:id="id3" draw:id="id3" draw:layer="layout" svg:width="5.2cm" svg:height="2.8cm" svg:x="7.6cm" svg:y="10.6cm">
          <text:p text:style-name="P1">Press Left Button</text:p>
          <text:p text:style-name="P1">To Start Off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6.3cm" svg:height="2.8cm" svg:x="7.1cm" svg:y="14.7cm">
          <text:p text:style-name="P1">Search the accident</text:p>
          <text:p text:style-name="P1">Display the Location</text:p>
          <draw:enhanced-geometry svg:viewBox="0 0 21600 21600" draw:type="rectangle" draw:enhanced-path="M 0 0 L 21600 0 21600 21600 0 21600 0 0 Z N"/>
        </draw:custom-shape>
        <draw:custom-shape draw:style-name="gr7" draw:text-style-name="P2" xml:id="id7" draw:id="id7" draw:layer="layout" svg:width="5.7cm" svg:height="4cm" svg:x="12.3cm" svg:y="19.3cm">
          <text:p text:style-name="P1">Found</text:p>
          <text:p text:style-name="P1">The accid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0.2cm" svg:y1="13.4cm" svg:x2="10.25cm" svg:y2="14.7cm" draw:start-shape="id3" draw:start-glue-point="2" draw:end-shape="id4" draw:end-glue-point="0" svg:d="M10200 13400v650h50v650" svg:viewBox="0 0 51 1301">
          <text:p/>
        </draw:connector>
        <draw:connector draw:style-name="gr8" draw:text-style-name="P2" draw:layer="layout" draw:type="line" svg:x1="10.251cm" svg:y1="4.1cm" svg:x2="10.251cm" svg:y2="5.5cm" draw:start-shape="id2" draw:start-glue-point="2" draw:end-shape="id1" draw:end-glue-point="4" svg:d="M10251 4100v1400" svg:viewBox="0 0 1 1401">
          <text:p/>
        </draw:connector>
        <draw:connector draw:style-name="gr8" draw:text-style-name="P2" draw:layer="layout" svg:x1="7.901cm" svg:y1="7.5cm" svg:x2="7.401cm" svg:y2="2.65cm" draw:start-shape="id1" draw:start-glue-point="5" draw:end-shape="id2" draw:end-glue-point="3" svg:d="M7901 7500h-1001v-4850h501" svg:viewBox="0 0 1002 4851">
          <text:p/>
        </draw:connector>
        <draw:connector draw:style-name="gr8" draw:text-style-name="P2" draw:layer="layout" svg:x1="10.2cm" svg:y1="13.4cm" svg:x2="10.25cm" svg:y2="14.7cm" draw:start-shape="id3" draw:start-glue-point="2" draw:end-shape="id4" draw:end-glue-point="0" svg:d="M10200 13400v650h50v650" svg:viewBox="0 0 51 1301">
          <text:p/>
        </draw:connector>
        <draw:custom-shape draw:style-name="gr9" draw:text-style-name="P2" xml:id="id5" draw:id="id5" draw:layer="layout" svg:width="6cm" svg:height="4.4cm" svg:x="1.9cm" svg:y="19.1cm">
          <text:p text:style-name="P1">Press Right Button</text:p>
          <text:p text:style-name="P1">To interrupt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xml:id="id6" draw:id="id6" draw:layer="layout" svg:width="8.9cm" svg:height="3.2cm" svg:x="6.2cm" svg:y="25.4cm">
          <text:p text:style-name="P1">Fly Back</text:p>
          <text:p text:style-name="P1">Display accident or “not found”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7.1cm" svg:y1="16.1cm" svg:x2="4.9cm" svg:y2="19.1cm" draw:start-shape="id4" draw:start-glue-point="3" draw:end-shape="id5" draw:end-glue-point="4" svg:d="M7100 16100h-2200v3000" svg:viewBox="0 0 2201 3001">
          <text:p/>
        </draw:connector>
        <draw:connector draw:style-name="gr11" draw:text-style-name="P2" draw:layer="layout" svg:x1="1.9cm" svg:y1="21.3cm" svg:x2="6.2cm" svg:y2="27cm" draw:start-shape="id5" draw:start-glue-point="5" draw:end-shape="id6" draw:end-glue-point="3" svg:d="M1900 21300h-501v5700h4801" svg:viewBox="0 0 4802 5701">
          <text:p text:style-name="P1">Yes</text:p>
        </draw:connector>
        <draw:connector draw:style-name="gr11" draw:text-style-name="P2" draw:layer="layout" svg:x1="12.601cm" svg:y1="7.5cm" svg:x2="10.2cm" svg:y2="10.6cm" draw:start-shape="id1" draw:start-glue-point="7" draw:end-shape="id3" draw:end-glue-point="0" svg:d="M12601 7500h502v2551h-2903v549" svg:viewBox="0 0 2904 3101">
          <text:p text:style-name="P1">Yes</text:p>
        </draw:connector>
        <draw:connector draw:style-name="gr11" draw:text-style-name="P2" draw:layer="layout" svg:x1="7.9cm" svg:y1="21.3cm" svg:x2="15.15cm" svg:y2="19.3cm" draw:start-shape="id5" draw:start-glue-point="7" draw:end-shape="id7" draw:end-glue-point="4" svg:d="M7900 21300h2201v-2501h5049v501" svg:viewBox="0 0 7251 2502">
          <text:p text:style-name="P1">No</text:p>
        </draw:connector>
        <draw:connector draw:style-name="gr11" draw:text-style-name="P2" draw:layer="layout" svg:x1="18cm" svg:y1="21.3cm" svg:x2="13.4cm" svg:y2="16.1cm" draw:start-shape="id7" draw:start-glue-point="7" draw:end-shape="id4" draw:end-glue-point="1" svg:d="M18000 21300h502v-5200h-5102" svg:viewBox="0 0 5103 5201">
          <text:p text:style-name="P1">No</text:p>
        </draw:connector>
        <draw:connector draw:style-name="gr11" draw:text-style-name="P2" draw:layer="layout" svg:x1="12.3cm" svg:y1="21.3cm" svg:x2="10.65cm" svg:y2="25.4cm" draw:start-shape="id7" draw:start-glue-point="5" draw:end-shape="id6" svg:d="M12300 21300h-1650v4100" svg:viewBox="0 0 1651 4101">
          <text:p text:style-name="P1">Yes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UKai CN1" svg:font-family="'AR PL UKai CN'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AU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623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left="0cm" fo:margin-right="0cm" fo:margin-top="0.436cm" fo:margin-bottom="0.374cm" fo:text-indent="0cm" style:text-autospace="none"/>
      <style:text-properties style:font-name="Liberation Sans1" fo:font-family="'Liberation Sans', Arial" style:font-family-generic="swiss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7T19:27:25.162966316</meta:creation-date>
    <dc:date>2017-10-07T20:31:07.370296531</dc:date>
    <meta:editing-duration>PT6M17S</meta:editing-duration>
    <meta:editing-cycles>1</meta:editing-cycles>
    <meta:document-statistic meta:object-count="19"/>
    <meta:generator>LibreOffice/5.1.6.2$Linux_X86_64 LibreOffice_project/10m0$Build-2</meta:generator>
  </office:meta>
</office:document-meta>
</file>